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B0000015F2C08AEF4FB256741.png" manifest:media-type="image/png"/>
  <manifest:file-entry manifest:full-path="Pictures/1000020100000320000001F5F30B3E6D7DA33712.png" manifest:media-type="image/png"/>
  <manifest:file-entry manifest:full-path="Pictures/10000201000004B0000001E18946FD7F5F393F74.png" manifest:media-type="image/png"/>
  <manifest:file-entry manifest:full-path="Pictures/1000000000000780000004382334CD5008941812.png" manifest:media-type="image/png"/>
  <manifest:file-entry manifest:full-path="Pictures/10000201000000D50000017D6B82FEABC5C35BD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3d200" draw:textarea-horizontal-align="justify" draw:textarea-vertical-align="middle" draw:auto-grow-height="false" fo:min-height="6.227cm" fo:min-width="14.486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036cm, 29.062cm, 16.886cm, 9.879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6.172cm, 29.429cm, 6.917cm, 17.346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2.615cm" fo:min-width="3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96cm, 8.061cm, 5.485cm, 11.543cm)" draw:image-opacity="100%" style:mirror="horizontal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467cm, 0.446cm, 0.138cm, 17.152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57cm, 28.918cm, 21.788cm, 15.413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8.226cm, 24.69cm, 6.865cm, 21.879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003cm, 2.166cm, 2.115cm, 6.062cm)" draw:image-opacity="100%" style:mirror="horizontal"/>
    </style:style>
    <style:style style:name="gr11" style:family="graphic" style:parent-style-name="objectwithoutfill">
      <style:graphic-properties svg:stroke-width="0.159cm" svg:stroke-color="#ed1c2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2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textarea-horizontal-align="justify" draw:textarea-vertical-align="middle" draw:auto-grow-height="false" fo:min-height="0.512cm" fo:min-width="0cm"/>
    </style:style>
    <style:style style:name="gr14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fill-color="#ed1c24" draw:textarea-horizontal-align="justify" draw:textarea-vertical-align="middle" draw:auto-grow-height="false" fo:min-height="1.609cm" fo:min-width="0.516cm"/>
    </style:style>
    <style:style style:name="gr16" style:family="graphic" style:parent-style-name="objectwithoutfill">
      <style:graphic-properties svg:stroke-width="0.081cm" svg:stroke-color="#94070a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81cm" svg:stroke-color="#ccccc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65cm, 0cm, 8.808cm, 16.883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297cm, 28.42cm, 13.782cm, 17.652cm)" draw:image-opacity="100%" style:mirror="horizontal"/>
    </style:style>
    <style:style style:name="gr21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2" style:family="graphic" style:parent-style-name="standard">
      <style:graphic-properties draw:fill-color="#000000" draw:textarea-horizontal-align="justify" draw:textarea-vertical-align="middle" draw:auto-grow-height="false" fo:min-height="1.782cm" fo:min-width="0.516cm"/>
    </style:style>
    <style:style style:name="gr23" style:family="graphic" style:parent-style-name="standard">
      <style:graphic-properties draw:fill-color="#89c765" draw:textarea-horizontal-align="justify" draw:textarea-vertical-align="middle" draw:auto-grow-height="false" fo:min-height="0.258cm" fo:min-width="0.008cm"/>
    </style:style>
    <style:style style:name="gr24" style:family="graphic" style:parent-style-name="objectwithoutfill">
      <style:graphic-properties svg:stroke-width="0.106cm" svg:stroke-color="#89c765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objectwithoutfill">
      <style:graphic-properties svg:stroke-width="0.106cm" svg:stroke-color="#ef413d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svg:stroke-width="0.035cm" svg:stroke-color="#ef413d" draw:marker-start-width="0.252cm" draw:marker-end-width="0.252cm" draw:textarea-vertical-align="middle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106cm" svg:stroke-color="#0066b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" style:family="graphic" style:parent-style-name="objectwithoutfill">
      <style:graphic-properties svg:stroke-width="0.081cm" svg:stroke-color="#e3d2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106cm" svg:stroke-color="#b2b2b2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0" style:family="graphic" style:parent-style-name="objectwithoutfill">
      <style:graphic-properties svg:stroke-width="0.081cm" svg:stroke-color="#72bf4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106cm" svg:stroke-color="#72bf44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2" style:family="graphic" style:parent-style-name="objectwithoutfill">
      <style:graphic-properties svg:stroke-width="0.106cm" svg:stroke-color="#b2b2b2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3" style:family="graphic" style:parent-style-name="objectwithoutfill">
      <style:graphic-properties svg:stroke-width="0.106cm" svg:stroke-color="#c38312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4" style:family="graphic" style:parent-style-name="objectwithoutfill">
      <style:graphic-properties svg:stroke-width="0.106cm" svg:stroke-color="#579835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5" style:family="graphic" style:parent-style-name="objectwithoutfill">
      <style:graphic-properties svg:stroke-width="0.106cm" svg:stroke-color="#1b75b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6" style:family="graphic" style:parent-style-name="objectwithoutfill">
      <style:graphic-properties svg:stroke-width="0.106cm" svg:stroke-color="#a3238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7" style:family="graphic" style:parent-style-name="objectwithoutfill">
      <style:graphic-properties svg:stroke-width="0.106cm" svg:stroke-color="#00a65d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8" style:family="graphic" style:parent-style-name="objectwithoutfill">
      <style:graphic-properties svg:stroke-width="0.081cm" svg:stroke-color="#0066b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9" style:family="graphic" style:parent-style-name="standard">
      <style:graphic-properties draw:textarea-horizontal-align="justify" draw:textarea-vertical-align="middle" draw:auto-grow-height="false" fo:min-height="0.893cm" fo:min-width="0.675cm"/>
    </style:style>
    <style:style style:name="gr40" style:family="graphic" style:parent-style-name="standard">
      <style:graphic-properties draw:textarea-horizontal-align="justify" draw:textarea-vertical-align="middle" draw:auto-grow-height="false" fo:min-height="1.147cm" fo:min-width="0.008cm"/>
    </style:style>
    <style:style style:name="gr41" style:family="graphic" style:parent-style-name="objectwithoutfill">
      <style:graphic-properties svg:stroke-width="0.106cm" svg:stroke-color="#72bf4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2" style:family="graphic" style:parent-style-name="standard">
      <style:graphic-properties draw:textarea-horizontal-align="justify" draw:textarea-vertical-align="middle" draw:auto-grow-height="false" fo:min-height="1.274cm" fo:min-width="1.024cm"/>
    </style:style>
    <style:style style:name="gr4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4" style:family="graphic" style:parent-style-name="objectwithoutfill">
      <style:graphic-properties svg:stroke-width="0.106cm" svg:stroke-color="#fff45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e3d2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d1c24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89c76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986cm" svg:height="6.477cm" svg:x="11.414cm" svg:y="5.826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6" draw:id="id6" draw:layer="layout" svg:width="11.227cm" svg:height="4.318cm" draw:transform="rotate (-3.14159265358979) translate (25.181cm 18.78cm)">
          <draw:image xlink:href="Pictures/1000000000000780000004382334CD5008941812.png" xlink:type="simple" xlink:show="embed" xlink:actuate="onLoad">
            <text:p/>
          </draw:image>
          <draw:glue-point draw:id="4" svg:x="-4.15cm" svg:y="-4.152cm"/>
          <draw:glue-point draw:id="5" svg:x="-3.596cm" svg:y="-4.152cm"/>
          <draw:glue-point draw:id="6" svg:x="-3.031cm" svg:y="-4.437cm"/>
          <draw:glue-point draw:id="7" svg:x="-2.459cm" svg:y="-4.446cm"/>
          <draw:glue-point draw:id="8" svg:x="-1.905cm" svg:y="-4.446cm"/>
          <draw:glue-point draw:id="9" svg:x="-1.334cm" svg:y="-4.451cm"/>
          <draw:glue-point draw:id="10" svg:x="-0.768cm" svg:y="-4.152cm"/>
          <draw:glue-point draw:id="11" svg:x="-0.186cm" svg:y="-4.446cm"/>
          <draw:glue-point draw:id="12" svg:x="0.366cm" svg:y="-4.446cm"/>
          <draw:glue-point draw:id="13" svg:x="0.928cm" svg:y="-4.462cm"/>
          <draw:glue-point draw:id="14" svg:x="1.606cm" svg:y="-4.462cm"/>
          <draw:glue-point draw:id="15" svg:x="2.059cm" svg:y="-4.124cm"/>
          <draw:glue-point draw:id="16" svg:x="2.624cm" svg:y="-4.446cm"/>
          <draw:glue-point draw:id="17" svg:x="3.303cm" svg:y="-4.409cm"/>
          <draw:glue-point draw:id="18" svg:x="3.756cm" svg:y="-4.465cm"/>
          <draw:glue-point draw:id="19" svg:x="-4.162cm" svg:y="4.421cm"/>
          <draw:glue-point draw:id="20" svg:x="-3.593cm" svg:y="4.082cm"/>
          <draw:glue-point draw:id="21" svg:x="-3.031cm" svg:y="4.381cm"/>
          <draw:glue-point draw:id="22" svg:x="-2.465cm" svg:y="4.395cm"/>
          <draw:glue-point draw:id="23" svg:x="-1.907cm" svg:y="4.377cm"/>
          <draw:glue-point draw:id="24" svg:x="-1.334cm" svg:y="4.381cm"/>
          <draw:glue-point draw:id="25" svg:x="-0.768cm" svg:y="4.377cm"/>
          <draw:glue-point draw:id="26" svg:x="-0.203cm" svg:y="4.381cm"/>
          <draw:glue-point draw:id="27" svg:x="0.475cm" svg:y="4.307cm"/>
          <draw:glue-point draw:id="28" svg:x="0.928cm" svg:y="4.381cm"/>
          <draw:glue-point draw:id="29" svg:x="1.606cm" svg:y="4.381cm"/>
          <draw:glue-point draw:id="30" svg:x="2.172cm" svg:y="4.381cm"/>
          <draw:glue-point draw:id="31" svg:x="2.624cm" svg:y="4.381cm"/>
          <draw:glue-point draw:id="32" svg:x="3.303cm" svg:y="4.381cm"/>
          <draw:glue-point draw:id="33" svg:x="3.869cm" svg:y="4.381cm"/>
        </draw:frame>
        <draw:frame draw:style-name="gr3" draw:text-style-name="P2" xml:id="id7" draw:id="id7" draw:layer="layout" svg:width="3.708cm" svg:height="5.08cm" draw:transform="rotate (-1.5707963267949) translate (11.541cm 13.802cm)">
          <draw:image xlink:href="Pictures/1000000000000780000004382334CD5008941812.png" xlink:type="simple" xlink:show="embed" xlink:actuate="onLoad">
            <text:p/>
          </draw:image>
          <draw:glue-point draw:id="4" svg:x="4.496cm" svg:y="-4.355cm"/>
          <draw:glue-point draw:id="5" svg:x="3.228cm" svg:y="-4.652cm"/>
          <draw:glue-point draw:id="6" svg:x="1.996cm" svg:y="-4.285cm"/>
          <draw:glue-point draw:id="7" svg:x="0.712cm" svg:y="-4.306cm"/>
          <draw:glue-point draw:id="8" svg:x="-4.496cm" svg:y="-4.352cm"/>
        </draw:frame>
        <draw:frame draw:style-name="gr4" draw:text-style-name="P2" xml:id="id4" draw:id="id4" draw:layer="layout" svg:width="2.794cm" svg:height="5.08cm" svg:x="12.43cm" svg:y="6.549cm">
          <draw:image xlink:href="Pictures/10000201000000D50000017D6B82FEABC5C35BDA.png" xlink:type="simple" xlink:show="embed" xlink:actuate="onLoad">
            <text:p/>
          </draw:image>
          <draw:glue-point draw:id="4" svg:x="-3.171cm" svg:y="4.196cm"/>
          <draw:glue-point draw:id="5" svg:x="-1.363cm" svg:y="4.175cm"/>
          <draw:glue-point draw:id="6" svg:x="0.909cm" svg:y="4.194cm"/>
          <draw:glue-point draw:id="7" svg:x="3.099cm" svg:y="4.196cm"/>
        </draw:frame>
        <draw:custom-shape draw:style-name="gr5" draw:text-style-name="P3" xml:id="id1" draw:id="id1" draw:layer="layout" svg:width="3.81cm" svg:height="3.175cm" svg:x="17.637cm" svg:y="1.889cm">
          <draw:glue-point draw:id="4" svg:x="-5cm" svg:y="-1.798cm"/>
          <draw:glue-point draw:id="5" svg:x="-5cm" svg:y="1.401cm"/>
          <text:p text:style-name="P3">Batte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" xml:id="id5" draw:id="id5" draw:layer="layout" svg:width="4.258cm" svg:height="1.522cm" svg:x="1.06cm" svg:y="3.921cm">
          <draw:image xlink:href="Pictures/10000201000004B0000001E18946FD7F5F393F74.png" xlink:type="simple" xlink:show="embed" xlink:actuate="onLoad">
            <text:p/>
          </draw:image>
          <draw:glue-point draw:id="4" svg:x="3.393cm" svg:y="4.507cm"/>
          <draw:glue-point draw:id="5" svg:x="3.978cm" svg:y="4.507cm"/>
          <draw:glue-point draw:id="6" svg:x="4.783cm" svg:y="-3.999cm"/>
          <draw:glue-point draw:id="7" svg:x="4.403cm" svg:y="-0.5cm"/>
          <draw:glue-point draw:id="8" svg:x="4.457cm" svg:y="0.504cm"/>
        </draw:frame>
        <draw:frame draw:style-name="gr7" draw:text-style-name="P2" xml:id="id16" draw:id="id16" draw:layer="layout" svg:width="4.271cm" svg:height="4.369cm" draw:transform="rotate (-1.5707963267949) translate (26.429cm 1.428cm)">
          <draw:image xlink:href="Pictures/1000020100000320000001F5F30B3E6D7DA33712.png" xlink:type="simple" xlink:show="embed" xlink:actuate="onLoad">
            <text:p/>
          </draw:image>
          <draw:glue-point draw:id="4" svg:x="4.641cm" svg:y="-0.533cm"/>
          <draw:glue-point draw:id="5" svg:x="4.641cm" svg:y="0.351cm"/>
        </draw:frame>
        <draw:frame draw:style-name="gr8" draw:text-style-name="P2" xml:id="id8" draw:id="id8" draw:layer="layout" svg:width="3.301cm" svg:height="2.158cm" svg:x="1.001cm" svg:y="16.748cm">
          <draw:image xlink:href="Pictures/1000000000000780000004382334CD5008941812.png" xlink:type="simple" xlink:show="embed" xlink:actuate="onLoad">
            <text:p/>
          </draw:image>
          <draw:glue-point draw:id="4" svg:x="-3.435cm" svg:y="4.416cm"/>
          <draw:glue-point draw:id="5" svg:x="-1.92cm" svg:y="4.453cm"/>
          <draw:glue-point draw:id="6" svg:x="-0.021cm" svg:y="4.416cm"/>
        </draw:frame>
        <draw:frame draw:style-name="gr9" draw:text-style-name="P2" xml:id="id2" draw:id="id2" draw:layer="layout" svg:width="2.158cm" svg:height="1.777cm" draw:transform="rotate (-3.14159265358979) translate (15.732cm 2.777cm)">
          <draw:image xlink:href="Pictures/1000000000000780000004382334CD5008941812.png" xlink:type="simple" xlink:show="embed" xlink:actuate="onLoad">
            <text:p/>
          </draw:image>
          <draw:glue-point draw:id="4" svg:x="3.873cm" svg:y="-4.991cm"/>
          <draw:glue-point draw:id="5" svg:x="3.253cm" svg:y="4.997cm"/>
        </draw:frame>
        <draw:frame draw:style-name="gr10" draw:text-style-name="P2" xml:id="id17" draw:id="id17" draw:layer="layout" svg:width="2.153cm" svg:height="1.954cm" draw:transform="skewX (-0.000523598775598279) rotate (0.858003860280412) translate (12.591cm 10.564cm)">
          <draw:image xlink:href="Pictures/10000201000001BB0000015F2C08AEF4FB256741.png" xlink:type="simple" xlink:show="embed" xlink:actuate="onLoad">
            <text:p/>
          </draw:image>
          <draw:glue-point draw:id="4" svg:x="0.339cm" svg:y="2.539cm"/>
        </draw:frame>
        <draw:connector draw:style-name="gr11" draw:text-style-name="P2" draw:layer="layout" draw:type="curve" draw:line-skew="0cm 3.722cm" svg:x1="17.637cm" svg:y1="2.906cm" svg:x2="15.488cm" svg:y2="1.002cm" draw:start-shape="id1" draw:start-glue-point="4" draw:end-shape="id2" draw:end-glue-point="4" svg:d="M17637 2906c-6846 0-5705 657-4531 1388s2382 1536 2382-3292" svg:viewBox="0 0 5420 3846">
          <text:p/>
        </draw:connector>
        <draw:connector draw:style-name="gr12" draw:text-style-name="P2" draw:layer="layout" draw:type="curve" svg:x1="17.637cm" svg:y1="3.92cm" svg:x2="16.081cm" svg:y2="7.35cm" draw:start-shape="id1" draw:start-glue-point="5" draw:end-shape="id3" draw:end-glue-point="0" svg:d="M17637 3920c-1038 0-1556 1143-1556 3430" svg:viewBox="0 0 1557 3431">
          <text:p/>
        </draw:connector>
        <draw:custom-shape draw:style-name="gr13" draw:text-style-name="P3" draw:layer="layout" svg:width="0.462cm" svg:height="0.762cm" svg:x="14.056cm" svg:y="14.5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" draw:layer="layout" draw:type="curve" draw:line-skew="-3.915cm" svg:x1="14.692cm" svg:y1="11.22cm" svg:x2="4.633cm" svg:y2="5.367cm" draw:start-shape="id4" draw:start-glue-point="7" draw:end-shape="id5" draw:end-glue-point="4" svg:d="M14692 11220c0-4507-10059-1581-10059-5853" svg:viewBox="0 0 10060 5854">
          <text:p/>
        </draw:connector>
        <draw:custom-shape draw:style-name="gr15" draw:text-style-name="P4" xml:id="id13" draw:id="id13" draw:layer="layout" svg:width="1.016cm" svg:height="1.859cm" svg:x="15.562cm" svg:y="9.636cm">
          <text:p/>
          <draw:enhanced-geometry svg:viewBox="0 0 21600 21600" draw:type="rectangle" draw:enhanced-path="M 0 0 L 21600 0 21600 21600 0 21600 0 0 Z N"/>
        </draw:custom-shape>
        <draw:connector draw:style-name="gr16" draw:text-style-name="P2" draw:layer="layout" draw:type="curve" svg:x1="23.275cm" svg:y1="14.718cm" svg:x2="11.284cm" svg:y2="14.042cm" draw:start-shape="id6" draw:start-glue-point="17" draw:end-shape="id7" draw:end-glue-point="4" svg:d="M23275 14718c0-2125-11991-1787-11991-676" svg:viewBox="0 0 11992 1556">
          <text:p/>
        </draw:connector>
        <draw:connector draw:style-name="gr17" draw:text-style-name="P2" draw:layer="layout" draw:type="curve" draw:line-skew="0.518cm" svg:x1="1.518cm" svg:y1="18.779cm" svg:x2="18.07cm" svg:y2="18.512cm" draw:start-shape="id8" draw:start-glue-point="4" draw:end-shape="id6" draw:end-glue-point="24" svg:d="M1518 18779c0 1828 16552 1962 16552-267" svg:viewBox="0 0 16553 1656">
          <text:p/>
        </draw:connector>
        <draw:connector draw:style-name="gr18" draw:text-style-name="P2" draw:layer="layout" draw:type="curve" draw:line-skew="1.317cm" svg:x1="16.081cm" svg:y1="7.35cm" svg:x2="4.882cm" svg:y2="5.367cm" draw:start-shape="id3" draw:end-shape="id5" draw:end-glue-point="5" svg:d="M16081 7350c0 546-11199 1537-11199-1983" svg:viewBox="0 0 11200 2541">
          <text:p/>
        </draw:connector>
        <draw:frame draw:style-name="gr19" draw:text-style-name="P2" xml:id="id15" draw:id="id15" draw:layer="layout" svg:width="5.08cm" svg:height="5.08cm" draw:transform="rotate (-3.14159265358979) translate (25.607cm 11.54cm)">
          <draw:image xlink:href="Pictures/1000020100000320000001F5F30B3E6D7DA33712.png" xlink:type="simple" xlink:show="embed" xlink:actuate="onLoad">
            <text:p/>
          </draw:image>
          <draw:glue-point draw:id="4" svg:x="4.498cm" svg:y="4.003cm"/>
          <draw:glue-point draw:id="5" svg:x="4.507cm" svg:y="2.751cm"/>
          <draw:glue-point draw:id="6" svg:x="4.521cm" svg:y="1.751cm"/>
          <draw:glue-point draw:id="7" svg:x="4.511cm" svg:y="-1.748cm"/>
          <draw:glue-point draw:id="8" svg:x="4.498cm" svg:y="-2.74cm"/>
          <draw:glue-point draw:id="9" svg:x="4.248cm" svg:y="-4.017cm"/>
        </draw:frame>
        <draw:frame draw:style-name="gr20" draw:text-style-name="P2" xml:id="id12" draw:id="id12" draw:layer="layout" svg:width="2.412cm" svg:height="0.761cm" draw:transform="rotate (1.5707963267949) translate (16.617cm 10.817cm)">
          <draw:image xlink:href="Pictures/1000000000000780000004382334CD5008941812.png" xlink:type="simple" xlink:show="embed" xlink:actuate="onLoad">
            <text:p/>
          </draw:image>
          <draw:glue-point draw:id="4" svg:x="2.982cm" svg:y="0.199cm"/>
          <draw:glue-point draw:id="5" svg:x="2.982cm" svg:y="-4.121cm"/>
          <draw:glue-point draw:id="6" svg:x="2.982cm" svg:y="4.353cm"/>
        </draw:frame>
        <draw:frame draw:style-name="gr4" draw:text-style-name="P2" xml:id="id9" draw:id="id9" draw:layer="layout" svg:width="2.794cm" svg:height="5.08cm" svg:x="17.605cm" svg:y="6.461cm">
          <draw:image xlink:href="Pictures/10000201000000D50000017D6B82FEABC5C35BDA.png" xlink:type="simple" xlink:show="embed" xlink:actuate="onLoad">
            <text:p/>
          </draw:image>
          <draw:glue-point draw:id="4" svg:x="-3.206cm" svg:y="4.5cm"/>
          <draw:glue-point draw:id="5" svg:x="-1.363cm" svg:y="4.494cm"/>
          <draw:glue-point draw:id="6" svg:x="1.367cm" svg:y="4.5cm"/>
          <draw:glue-point draw:id="7" svg:x="3.636cm" svg:y="4.494cm"/>
        </draw:frame>
        <draw:frame draw:style-name="gr10" draw:text-style-name="P2" xml:id="id10" draw:id="id10" draw:layer="layout" svg:width="2.153cm" svg:height="1.954cm" draw:transform="skewX (-0.000523598775598279) rotate (0.858003860280412) translate (17.797cm 10.486cm)">
          <draw:image xlink:href="Pictures/10000201000001BB0000015F2C08AEF4FB256741.png" xlink:type="simple" xlink:show="embed" xlink:actuate="onLoad">
            <text:p/>
          </draw:image>
          <draw:glue-point draw:id="4" svg:x="0.055cm" svg:y="2.388cm"/>
          <draw:glue-point draw:id="5" svg:x="-2.144cm" svg:y="2.446cm"/>
        </draw:frame>
        <draw:connector draw:style-name="gr11" draw:text-style-name="P2" draw:layer="layout" draw:type="curve" draw:line-skew="-1.618cm" svg:x1="25.35cm" svg:y1="11.027cm" svg:x2="20.017cm" svg:y2="11.283cm" draw:end-shape="id9" draw:end-glue-point="7" svg:d="M25350 11027c0-904-5333-1032-5333 256" svg:viewBox="0 0 5334 952">
          <text:p/>
        </draw:connector>
        <draw:connector draw:style-name="gr21" draw:text-style-name="P2" draw:layer="layout" draw:type="curve" draw:line-skew="-3.695cm" svg:x1="25.352cm" svg:y1="7.477cm" svg:x2="19.255cm" svg:y2="11.003cm" draw:end-shape="id10" draw:end-glue-point="4" svg:d="M25352 7477c0 1638-6097-125-6097 3526" svg:viewBox="0 0 6098 3527">
          <text:p/>
        </draw:connector>
        <draw:custom-shape draw:style-name="gr22" draw:text-style-name="P5" xml:id="id3" draw:id="id3" draw:layer="layout" svg:width="1.016cm" svg:height="2.032cm" svg:x="15.573cm" svg:y="7.3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xml:id="id11" draw:id="id11" draw:layer="layout" svg:width="0.508cm" svg:height="0.508cm" svg:x="17.002cm" svg:y="9.343cm">
          <text:p/>
          <draw:enhanced-geometry svg:viewBox="0 0 21600 21600" draw:type="rectangle" draw:enhanced-path="M 0 0 L 21600 0 21600 21600 0 21600 0 0 Z N"/>
        </draw:custom-shape>
        <draw:connector draw:style-name="gr24" draw:text-style-name="P2" draw:layer="layout" draw:type="curve" draw:line-skew="-0.823cm" svg:x1="17.51cm" svg:y1="9.597cm" svg:x2="17.223cm" svg:y2="9.658cm" draw:start-shape="id11" draw:start-glue-point="1" draw:end-shape="id12" draw:end-glue-point="4" svg:d="M17510 9597c-483 0-339 61-287 61" svg:viewBox="0 0 349 62">
          <text:p/>
        </draw:connector>
        <draw:connector draw:style-name="gr25" draw:text-style-name="P2" draw:layer="layout" draw:type="curve" svg:x1="16.07cm" svg:y1="11.495cm" svg:x2="18.622cm" svg:y2="11.02cm" draw:start-shape="id13" draw:start-glue-point="2" draw:end-shape="id10" draw:end-glue-point="5" svg:d="M16070 11495c0 1153 2552 1391 2552-475" svg:viewBox="0 0 2553 1372">
          <text:p/>
        </draw:connector>
        <draw:connector draw:style-name="gr26" draw:text-style-name="P3" draw:layer="layout" draw:line-skew="-0.654cm" svg:x1="17.223cm" svg:y1="10.66cm" svg:x2="16.07cm" svg:y2="11.495cm" draw:start-shape="id12" draw:start-glue-point="6" draw:end-shape="id13" draw:end-glue-point="2" svg:d="M17223 10660h16v1335h-1169v-500" svg:viewBox="0 0 1170 1336">
          <text:p/>
        </draw:connector>
        <draw:connector draw:style-name="gr27" draw:text-style-name="P2" draw:layer="layout" draw:type="curve" svg:x1="9.362cm" svg:y1="14.06cm" svg:x2="18.705cm" svg:y2="14.829cm" draw:start-shape="id7" draw:start-glue-point="7" draw:end-shape="id6" draw:end-glue-point="10" svg:d="M9362 14060c0-1138 9343-1523 9343 769" svg:viewBox="0 0 9344 1676">
          <text:p/>
        </draw:connector>
        <draw:connector draw:style-name="gr28" draw:text-style-name="P2" draw:layer="layout" draw:type="curve" svg:x1="10.014cm" svg:y1="14.068cm" svg:x2="19.359cm" svg:y2="14.702cm" draw:start-shape="id7" draw:start-glue-point="6" draw:end-shape="id6" draw:end-glue-point="11" svg:d="M10014 14068c0-1150 9345-1467 9345 634" svg:viewBox="0 0 9346 1540">
          <text:p/>
        </draw:connector>
        <draw:connector draw:style-name="gr29" draw:text-style-name="P2" draw:layer="layout" draw:type="curve" svg:x1="18.705cm" svg:y1="18.51cm" svg:x2="12.049cm" svg:y2="10.144cm" draw:start-shape="id6" draw:start-glue-point="25" draw:end-shape="id14" draw:end-glue-point="0" svg:d="M18705 18510c0 1455-5294 970-5294-3949s-1362-5170-1362-4417" svg:viewBox="0 0 6657 9406">
          <text:p/>
        </draw:connector>
        <draw:connector draw:style-name="gr30" draw:text-style-name="P2" draw:layer="layout" draw:type="curve" svg:x1="22.005cm" svg:y1="18.512cm" svg:x2="2.018cm" svg:y2="18.787cm" draw:start-shape="id6" draw:start-glue-point="30" draw:end-shape="id8" draw:end-glue-point="5" svg:d="M22005 18512c0 1452-19987 1314-19987 275" svg:viewBox="0 0 19988 1073">
          <text:p/>
        </draw:connector>
        <draw:connector draw:style-name="gr31" draw:text-style-name="P2" draw:layer="layout" draw:type="curve" draw:line-skew="3.983cm" svg:x1="18.07cm" svg:y1="14.7cm" svg:x2="17.256cm" svg:y2="9.343cm" draw:start-shape="id6" draw:start-glue-point="9" draw:end-shape="id11" draw:end-glue-point="0" svg:d="M18070 14700c0-2812-814-134-814-5357" svg:viewBox="0 0 815 5358">
          <text:p/>
        </draw:connector>
        <draw:connector draw:style-name="gr32" draw:text-style-name="P2" draw:layer="layout" draw:type="curve" draw:line-skew="0.17cm" svg:x1="16.8cm" svg:y1="18.518cm" svg:x2="2.651cm" svg:y2="18.906cm" draw:start-shape="id6" draw:start-glue-point="22" draw:end-shape="id8" draw:end-glue-point="2" svg:d="M16800 18518c0 1698-14149 1504-14149 388" svg:viewBox="0 0 14150 1252">
          <text:p/>
        </draw:connector>
        <draw:connector draw:style-name="gr12" draw:text-style-name="P2" draw:layer="layout" draw:type="curve" draw:line-skew="0.742cm" svg:x1="10.64cm" svg:y1="13.932cm" svg:x2="16.081cm" svg:y2="9.382cm" draw:start-shape="id7" draw:start-glue-point="5" draw:end-shape="id3" svg:d="M10640 13932c0-2397 5441-122 5441-4550" svg:viewBox="0 0 5442 4551">
          <text:p/>
        </draw:connector>
        <draw:connector draw:style-name="gr12" draw:text-style-name="P2" draw:layer="layout" draw:type="curve" draw:line-skew="0cm 1.278cm" svg:x1="15.53cm" svg:y1="14.829cm" svg:x2="15.573cm" svg:y2="8.366cm" draw:start-shape="id6" draw:start-glue-point="5" draw:end-shape="id3" draw:end-glue-point="3" svg:d="M15530 14829c0-4360 410-3633 712-4159s496-2304-669-2304" svg:viewBox="0 0 944 6464">
          <text:p/>
        </draw:connector>
        <draw:connector draw:style-name="gr33" draw:text-style-name="P2" draw:layer="layout" draw:type="curve" draw:line-skew="0.774cm" svg:x1="25.356cm" svg:y1="10.397cm" svg:x2="23.275cm" svg:y2="18.512cm" draw:start-shape="id15" draw:start-glue-point="5" draw:end-shape="id6" draw:end-glue-point="32" svg:d="M25356 10397c4237 0 3532 4542 1952 6934s-4033 2633-4033 1181" svg:viewBox="0 0 5265 9017">
          <text:p/>
        </draw:connector>
        <draw:connector draw:style-name="gr34" draw:text-style-name="P2" draw:layer="layout" draw:type="curve" draw:line-skew="0cm -0.24cm" svg:x1="22.512cm" svg:y1="18.512cm" svg:x2="25.363cm" svg:y2="9.889cm" draw:start-shape="id6" draw:start-glue-point="31" draw:end-shape="id15" draw:end-glue-point="6" svg:d="M22512 18512c0 1452 2328 1211 3717-1308s1840-7315-866-7315" svg:viewBox="0 0 4825 9516">
          <text:p/>
        </draw:connector>
        <draw:connector draw:style-name="gr35" draw:text-style-name="P2" draw:layer="layout" draw:type="curve" draw:line-skew="-0.197cm" svg:x1="25.358cm" svg:y1="8.113cm" svg:x2="26.271cm" svg:y2="3.336cm" draw:start-shape="id15" draw:start-glue-point="7" draw:end-shape="id16" draw:end-glue-point="4" svg:d="M25358 8113c3249 0 2792-4777 913-4777" svg:viewBox="0 0 2384 4778">
          <text:p/>
        </draw:connector>
        <draw:connector draw:style-name="gr36" draw:text-style-name="P2" draw:layer="layout" draw:type="curve" draw:line-skew="-0.484cm" svg:x1="25.224cm" svg:y1="6.96cm" svg:x2="26.271cm" svg:y2="3.712cm" draw:start-shape="id15" draw:start-glue-point="9" draw:end-shape="id16" draw:end-glue-point="5" svg:d="M25224 6960c3019 0 2496-3248 1047-3248" svg:viewBox="0 0 2206 3249">
          <text:p/>
        </draw:connector>
        <draw:connector draw:style-name="gr14" draw:text-style-name="P2" draw:layer="layout" draw:type="curve" svg:x1="13.331cm" svg:y1="11.202cm" svg:x2="16.07cm" svg:y2="11.495cm" draw:start-shape="id17" draw:start-glue-point="3" draw:end-shape="id13" draw:end-glue-point="2" svg:d="M13331 11202c0 1710 2739 1563 2739 293" svg:viewBox="0 0 2740 1266">
          <text:p/>
        </draw:connector>
        <draw:connector draw:style-name="gr11" draw:text-style-name="P2" draw:layer="layout" draw:type="curve" svg:x1="16.07cm" svg:y1="11.495cm" svg:x2="15.354cm" svg:y2="2.775cm" draw:start-shape="id13" draw:start-glue-point="2" draw:end-shape="id2" draw:end-glue-point="5" svg:d="M16070 11495c0 750-1009 501-1009-2344 0-2844 293-1080 293-6376" svg:viewBox="0 0 1010 9083">
          <text:p/>
        </draw:connector>
        <draw:connector draw:style-name="gr14" draw:text-style-name="P2" draw:layer="layout" draw:type="curve" svg:x1="7.096cm" svg:y1="10.905cm" svg:x2="16.07cm" svg:y2="11.495cm" draw:start-shape="id18" draw:start-glue-point="6" draw:end-shape="id13" draw:end-glue-point="2" svg:d="M7096 10905c0 1635 8974 1340 8974 590" svg:viewBox="0 0 8975 1194">
          <text:p/>
        </draw:connector>
        <draw:connector draw:style-name="gr12" draw:text-style-name="P2" draw:layer="layout" draw:type="curve" draw:line-skew="-6.372cm 0.316cm" svg:x1="19.255cm" svg:y1="11.003cm" svg:x2="16.081cm" svg:y2="7.35cm" draw:start-shape="id10" draw:start-glue-point="4" draw:end-shape="id3" draw:end-glue-point="0" svg:d="M19255 11003c0-7666-1746-5111-1746-4633 0 479-1428 229-1428 980" svg:viewBox="0 0 3175 5425">
          <text:p/>
        </draw:connector>
        <draw:connector draw:style-name="gr37" draw:text-style-name="P2" draw:layer="layout" draw:type="curve" draw:line-skew="0cm 0cm 1.98cm" svg:x1="17.427cm" svg:y1="18.51cm" svg:x2="6.718cm" svg:y2="14.043cm" draw:start-shape="id6" draw:start-glue-point="23" draw:end-shape="id7" draw:end-glue-point="8" svg:d="M17427 18510c0 1455-4284 971-4284-1129 0-2099-6425-1481-6425-3338" svg:viewBox="0 0 10710 5305">
          <text:p/>
        </draw:connector>
        <draw:connector draw:style-name="gr38" draw:text-style-name="P2" draw:layer="layout" draw:type="curve" draw:line-skew="0.487cm" svg:x1="12.942cm" svg:y1="11.22cm" svg:x2="19.34cm" svg:y2="18.512cm" draw:start-shape="id4" draw:start-glue-point="4" draw:end-shape="id6" draw:end-glue-point="26" svg:d="M12942 11220c0 13120 6398 9474 6398 7292" svg:viewBox="0 0 6399 9471">
          <text:p/>
        </draw:connector>
        <draw:connector draw:style-name="gr27" draw:text-style-name="P2" draw:layer="layout" draw:type="curve" draw:line-skew="0cm 6.343cm" svg:x1="18.107cm" svg:y1="11.287cm" svg:x2="20.1cm" svg:y2="18.48cm" draw:start-shape="id9" draw:start-glue-point="4" draw:end-shape="id6" draw:end-glue-point="27" svg:d="M18107 11287c0 2572 1689 1715 1689 4954s304 3739 304 2239" svg:viewBox="0 0 1994 8002">
          <text:p/>
        </draw:connector>
        <draw:connector draw:style-name="gr12" draw:text-style-name="P2" draw:layer="layout" draw:type="curve" draw:line-skew="0cm -0.85cm" svg:x1="14.131cm" svg:y1="11.125cm" svg:x2="16.081cm" svg:y2="7.35cm" draw:start-shape="id17" draw:start-glue-point="4" draw:end-shape="id3" draw:end-glue-point="0" svg:d="M14131 11125c0 1825 2109 1218 2109-1529 0-2746-159-2997-159-2246" svg:viewBox="0 0 2110 5184">
          <text:p/>
        </draw:connector>
        <draw:custom-shape draw:style-name="gr39" draw:text-style-name="P3" draw:layer="layout" svg:width="1.175cm" svg:height="1.143cm" svg:x="26.114cm" svg:y="14.335cm">
          <text:p text:style-name="P3">1k R</text:p>
          <draw:enhanced-geometry svg:viewBox="0 0 21600 21600" draw:type="rectangle" draw:enhanced-path="M 0 0 L 21600 0 21600 21600 0 21600 0 0 Z N"/>
        </draw:custom-shape>
        <draw:custom-shape draw:style-name="gr40" draw:text-style-name="P3" xml:id="id14" draw:id="id14" draw:layer="layout" svg:width="0.508cm" svg:height="1.397cm" svg:x="11.795cm" svg:y="10.144cm">
          <text:p text:style-name="P3">220 R</text:p>
          <draw:enhanced-geometry svg:viewBox="0 0 21600 21600" draw:type="rectangle" draw:enhanced-path="M 0 0 L 21600 0 21600 21600 0 21600 0 0 Z N"/>
        </draw:custom-shape>
        <draw:connector draw:style-name="gr41" draw:text-style-name="P2" draw:layer="layout" draw:type="curve" draw:line-skew="-0.306cm -0.246cm" svg:x1="12.049cm" svg:y1="11.541cm" svg:x2="5.225cm" svg:y2="4.074cm" draw:start-shape="id14" draw:start-glue-point="2" draw:end-shape="id5" draw:end-glue-point="6" svg:d="M12049 11541c0 291-2009 242-2663-1697s48-5770-4161-5770" svg:viewBox="0 0 6825 7599">
          <text:p/>
        </draw:connector>
        <draw:custom-shape draw:style-name="gr42" draw:text-style-name="P3" xml:id="id18" draw:id="id18" draw:layer="layout" svg:width="1.524cm" svg:height="1.524cm" svg:x="5.953cm" svg:y="9.636cm">
          <draw:glue-point draw:id="4" svg:x="-2.5cm" svg:y="3.333cm"/>
          <draw:glue-point draw:id="5" svg:x="0cm" svg:y="3.333cm"/>
          <draw:glue-point draw:id="6" svg:x="2.5cm" svg:y="3.333cm"/>
          <text:p/>
          <draw:enhanced-geometry svg:viewBox="0 0 21600 21600" draw:type="rectangle" draw:enhanced-path="M 0 0 L 21600 0 21600 21600 0 21600 0 0 Z N"/>
        </draw:custom-shape>
        <draw:connector draw:style-name="gr43" draw:text-style-name="P2" draw:layer="layout" draw:type="curve" svg:x1="16.081cm" svg:y1="9.382cm" svg:x2="6.715cm" svg:y2="10.905cm" draw:start-shape="id3" draw:end-shape="id18" draw:end-glue-point="5" svg:d="M16081 9382c0 3418-9366 2657-9366 1523" svg:viewBox="0 0 9367 2482">
          <text:p/>
        </draw:connector>
        <draw:connector draw:style-name="gr44" draw:text-style-name="P2" draw:layer="layout" draw:type="curve" svg:x1="6.334cm" svg:y1="10.905cm" svg:x2="14.908cm" svg:y2="14.829cm" draw:start-shape="id18" draw:start-glue-point="4" draw:end-shape="id6" draw:end-glue-point="4" svg:d="M6334 10905c0 2860 8574 899 8574 3924" svg:viewBox="0 0 8575 39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6T01:26:47.259826414</meta:creation-date>
    <dc:date>2019-12-19T21:07:32.625338112</dc:date>
    <meta:editing-duration>P1DT13H33M55S</meta:editing-duration>
    <meta:editing-cycles>12</meta:editing-cycles>
    <meta:generator>LibreOffice/6.0.7.3$Linux_X86_64 LibreOffice_project/00m0$Build-3</meta:generator>
    <meta:document-statistic meta:object-count="55"/>
  </office:meta>
</office:document-meta>
</file>